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DDB00003E0300001CF0F46778F630C442C3.svg" manifest:media-type="image/svg+xml"/>
  <manifest:file-entry manifest:full-path="Pictures/100062E700004A8400001DF9CB73DB9DD0A3EC47.svg" manifest:media-type="image/svg+xml"/>
  <manifest:file-entry manifest:full-path="Pictures/1000020100000258000001183CA43A1D68E16254.png" manifest:media-type="image/png"/>
  <manifest:file-entry manifest:full-path="Pictures/10000201000002D10000012290A8F4079AB1CDB3.png" manifest:media-type="image/png"/>
  <manifest:file-entry manifest:full-path="Pictures/10002DED00005B5D00001CF010AD1366A7A5B7B3.svg" manifest:media-type="image/svg+xml"/>
  <manifest:file-entry manifest:full-path="Pictures/100002010000037400000118AEEEA239BEDBF7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_32__20_Dots_20_1_20_Dash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808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svg:stroke-color="#ff0000" draw:marker-start="Short_20_line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3333" draw:marker-start-width="0.252cm" draw:marker-end-width="0.252cm" draw:fill="solid" draw:fill-color="#ff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fill-color="#ff33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0cm"/>
    </style:style>
    <style:style style:name="gr13" style:family="graphic" style:parent-style-name="objectwithoutfill">
      <style:graphic-properties draw:stroke="dash" draw:stroke-dash="Fine_20_Dashed" svg:stroke-width="0.035cm" svg:stroke-color="#808080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Fine_20_Dashed" svg:stroke-width="0.035cm" svg:stroke-color="#808080" draw:marker-start="Short_20_line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808080" draw:marker-start-width="0.252cm" draw:marker-end-width="0.252cm" draw:fill="solid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808080" draw:marker-start-width="0.252cm" draw:marker-end-width="0.252cm" draw:fill="none" draw:fill-color="#ff33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solid" draw:fill-color="#ff3300"/>
      <style:paragraph-properties fo:text-align="center"/>
    </style:style>
    <style:style style:name="P5" style:family="paragraph">
      <loext:graphic-properties draw:fill="none" draw:fill-color="#ff3300"/>
      <style:paragraph-properties fo:text-align="center"/>
    </style:style>
    <style:style style:name="P6" style:family="paragraph">
      <loext:graphic-properties draw:fill="none" draw:fill-color="#ffffff"/>
      <style:text-properties style:font-name="Arial" fo:font-size="8pt"/>
    </style:style>
    <style:style style:name="P7" style:family="paragraph">
      <loext:graphic-properties draw:fill="none" draw:fill-color="#ffffff"/>
      <style:text-properties fo:color="#ff0000" style:font-name="Arial" fo:font-size="8pt"/>
    </style:style>
    <style:style style:name="P8" style:family="paragraph">
      <loext:graphic-properties draw:fill="none" draw:fill-color="#ffffff"/>
      <style:text-properties fo:color="#ff3333" style:font-name="Arial" fo:font-size="8pt" fo:font-weight="bold" style:font-weight-asian="bold" style:font-weight-complex="bold"/>
    </style:style>
    <style:style style:name="P9" style:family="paragraph">
      <loext:graphic-properties draw:fill="solid" draw:fill-color="#808080"/>
      <style:paragraph-properties fo:text-align="center"/>
    </style:style>
    <style:style style:name="P10" style:family="paragraph">
      <style:text-properties fo:color="#808080"/>
    </style:style>
    <style:style style:name="P11" style:family="paragraph">
      <loext:graphic-properties draw:fill="none" draw:fill-color="#ffffff"/>
      <style:text-properties fo:color="#808080" style:font-name="Arial" fo:font-size="8pt"/>
    </style:style>
    <style:style style:name="P12" style:family="paragraph">
      <loext:graphic-properties draw:fill="none" draw:fill-color="#ffffff"/>
      <style:text-properties fo:color="#808080" style:font-name="Arial" fo:font-size="8pt" fo:font-weight="bold" style:font-weight-asian="bold" style:font-weight-complex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style:style style:name="T3" style:family="text">
      <style:text-properties fo:color="#ff0000" style:font-name="Arial" fo:font-size="8pt"/>
    </style:style>
    <style:style style:name="T4" style:family="text">
      <style:text-properties fo:color="#ff3333" style:font-name="Arial" fo:font-size="8pt" fo:font-weight="bold" style:font-weight-asian="bold" style:font-weight-complex="bold"/>
    </style:style>
    <style:style style:name="T5" style:family="text">
      <style:text-properties style:font-name="Arial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7.407cm" svg:x="4.226cm" svg:y="18.493cm">
          <draw:image xlink:href="Pictures/10002DDB00003E0300001CF0F46778F630C442C3.svg" xlink:type="simple" xlink:show="embed" xlink:actuate="onLoad">
            <text:p/>
          </draw:image>
          <draw:image xlink:href="Pictures/1000020100000258000001183CA43A1D68E16254.png" xlink:type="simple" xlink:show="embed" xlink:actuate="onLoad"/>
        </draw:frame>
        <draw:frame draw:style-name="gr1" draw:text-style-name="P1" draw:layer="layout" svg:width="18.999cm" svg:height="7.641cm" svg:x="1.001cm" svg:y="10.4cm">
          <draw:image xlink:href="Pictures/100062E700004A8400001DF9CB73DB9DD0A3EC47.svg" xlink:type="simple" xlink:show="embed" xlink:actuate="onLoad">
            <text:p/>
          </draw:image>
          <draw:image xlink:href="Pictures/10000201000002D10000012290A8F4079AB1CDB3.png" xlink:type="simple" xlink:show="embed" xlink:actuate="onLoad"/>
        </draw:frame>
        <draw:line draw:style-name="gr2" draw:text-style-name="P1" draw:layer="layout" svg:x1="7.8cm" svg:y1="18.9cm" svg:x2="7.8cm" svg:y2="17.7cm">
          <text:p/>
        </draw:line>
        <draw:line draw:style-name="gr2" draw:text-style-name="P1" draw:layer="layout" svg:x1="7cm" svg:y1="19.7cm" svg:x2="7cm" svg:y2="17cm">
          <text:p/>
        </draw:line>
        <draw:line draw:style-name="gr3" draw:text-style-name="P1" draw:layer="layout" svg:x1="10.4cm" svg:y1="21.8cm" svg:x2="12.6cm" svg:y2="14.7cm">
          <text:p/>
        </draw:line>
        <draw:line draw:style-name="gr2" draw:text-style-name="P1" draw:layer="layout" svg:x1="9.2cm" svg:y1="21.2cm" svg:x2="9.2cm" svg:y2="16.5cm">
          <text:p/>
        </draw:line>
      </draw:page>
      <draw:page draw:name="page2" draw:style-name="dp1" draw:master-page-name="Standard">
        <draw:frame draw:style-name="gr1" draw:text-style-name="P1" draw:layer="layout" svg:width="19.799cm" svg:height="6.269cm" svg:x="0.701cm" svg:y="9.2cm">
          <draw:image xlink:href="Pictures/10002DED00005B5D00001CF010AD1366A7A5B7B3.svg" xlink:type="simple" xlink:show="embed" xlink:actuate="onLoad">
            <text:p/>
          </draw:image>
          <draw:image xlink:href="Pictures/100002010000037400000118AEEEA239BEDBF777.png" xlink:type="simple" xlink:show="embed" xlink:actuate="onLoad"/>
        </draw:frame>
        <draw:custom-shape draw:style-name="gr4" draw:text-style-name="P3" draw:layer="layout" svg:width="1.4cm" svg:height="0.6cm" svg:x="3.1cm" svg:y="11.1cm">
          <text:p text:style-name="P2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.5cm" svg:y1="11.4cm" svg:x2="3.1cm" svg:y2="11.4cm">
          <text:p/>
        </draw:line>
        <draw:line draw:style-name="gr6" draw:text-style-name="P1" draw:layer="layout" svg:x1="6.5cm" svg:y1="11.4cm" svg:x2="4.5cm" svg:y2="11.4cm">
          <text:p/>
        </draw:line>
        <draw:line draw:style-name="gr5" draw:text-style-name="P1" draw:layer="layout" svg:x1="6.8cm" svg:y1="12.5cm" svg:x2="7.7cm" svg:y2="12.5cm">
          <text:p/>
        </draw:line>
        <draw:custom-shape draw:style-name="gr7" draw:text-style-name="P4" draw:layer="layout" svg:width="0.3cm" svg:height="0.3cm" svg:x="13.1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cm" svg:height="0.5cm" svg:x="13.0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cm" svg:y1="12.6cm" svg:x2="11.2cm" svg:y2="12.6cm">
          <text:p/>
        </draw:line>
        <draw:frame draw:style-name="gr9" draw:text-style-name="P6" draw:layer="layout" svg:width="1.1cm" svg:height="1.123cm" svg:x="2cm" svg:y="10.778cm">
          <draw:text-box>
            <text:p><text:span text:style-name="T2">T1</text:span></text:p>
          </draw:text-box>
        </draw:frame>
        <draw:frame draw:style-name="gr9" draw:text-style-name="P6" draw:layer="layout" svg:width="1.1cm" svg:height="1.123cm" svg:x="4.9cm" svg:y="10.777cm">
          <draw:text-box>
            <text:p><text:span text:style-name="T2">T2</text:span></text:p>
          </draw:text-box>
        </draw:frame>
        <draw:frame draw:style-name="gr9" draw:text-style-name="P6" draw:layer="layout" svg:width="1.1cm" svg:height="1.123cm" svg:x="6.7cm" svg:y="11.777cm">
          <draw:text-box>
            <text:p><text:span text:style-name="T2">T1.1</text:span></text:p>
          </draw:text-box>
        </draw:frame>
        <draw:frame draw:style-name="gr9" draw:text-style-name="P6" draw:layer="layout" svg:width="1.1cm" svg:height="1.123cm" svg:x="11.5cm" svg:y="11.977cm">
          <draw:text-box>
            <text:p><text:span text:style-name="T2">T1.2</text:span></text:p>
          </draw:text-box>
        </draw:frame>
        <draw:frame draw:style-name="gr10" draw:text-style-name="P6" draw:layer="layout" svg:width="1.4cm" svg:height="0.623cm" svg:x="4.8cm" svg:y="11.577cm">
          <draw:text-box>
            <text:p><text:span text:style-name="T3">Start</text:span></text:p>
          </draw:text-box>
        </draw:frame>
        <draw:frame draw:style-name="gr11" draw:text-style-name="P7" draw:layer="layout" svg:width="2.3cm" svg:height="0.887cm" svg:x="11cm" svg:y="12.677cm">
          <draw:text-box>
            <text:p><text:span text:style-name="T3">AnotherSignal</text:span></text:p>
          </draw:text-box>
        </draw:frame>
        <draw:frame draw:style-name="gr12" draw:text-style-name="P8" draw:layer="layout" svg:width="3.7cm" svg:height="0.681cm" svg:x="10.3cm" svg:y="10.6cm">
          <draw:text-box>
            <text:p><text:span text:style-name="T4">exit / Activity exit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19.799cm" svg:height="6.269cm" svg:x="0.701cm" svg:y="9.2cm">
          <draw:image xlink:href="Pictures/10002DED00005B5D00001CF010AD1366A7A5B7B3.svg" xlink:type="simple" xlink:show="embed" xlink:actuate="onLoad">
            <text:p/>
          </draw:image>
          <draw:image xlink:href="Pictures/100002010000037400000118AEEEA239BEDBF777.png" xlink:type="simple" xlink:show="embed" xlink:actuate="onLoad"/>
        </draw:frame>
        <draw:custom-shape draw:style-name="gr4" draw:text-style-name="P3" draw:layer="layout" svg:width="1.4cm" svg:height="0.6cm" svg:x="3.1cm" svg:y="11.1cm">
          <text:p text:style-name="P2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1.5cm" svg:y1="11.4cm" svg:x2="3.1cm" svg:y2="11.4cm">
          <text:p/>
        </draw:line>
        <draw:line draw:style-name="gr14" draw:text-style-name="P1" draw:layer="layout" svg:x1="6.5cm" svg:y1="11.4cm" svg:x2="4.5cm" svg:y2="11.4cm">
          <text:p/>
        </draw:line>
        <draw:line draw:style-name="gr13" draw:text-style-name="P1" draw:layer="layout" svg:x1="6.8cm" svg:y1="12.5cm" svg:x2="7.7cm" svg:y2="12.5cm">
          <text:p/>
        </draw:line>
        <draw:custom-shape draw:style-name="gr15" draw:text-style-name="P9" draw:layer="layout" svg:width="0.3cm" svg:height="0.3cm" svg:x="13.1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5cm" svg:height="0.5cm" svg:x="13.0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3cm" svg:y1="12.6cm" svg:x2="11.2cm" svg:y2="12.6cm">
          <text:p/>
        </draw:line>
        <draw:frame draw:style-name="gr9" draw:text-style-name="P6" draw:layer="layout" svg:width="1.1cm" svg:height="1.123cm" svg:x="2cm" svg:y="10.778cm">
          <draw:text-box>
            <text:p><text:span text:style-name="T2">T1</text:span></text:p>
          </draw:text-box>
        </draw:frame>
        <draw:frame draw:style-name="gr9" draw:text-style-name="P6" draw:layer="layout" svg:width="1.1cm" svg:height="1.123cm" svg:x="4.9cm" svg:y="10.777cm">
          <draw:text-box>
            <text:p><text:span text:style-name="T2">T2</text:span></text:p>
          </draw:text-box>
        </draw:frame>
        <draw:frame draw:style-name="gr9" draw:text-style-name="P6" draw:layer="layout" svg:width="1.1cm" svg:height="1.123cm" svg:x="6.7cm" svg:y="11.777cm">
          <draw:text-box>
            <text:p><text:span text:style-name="T2">T1.1</text:span></text:p>
          </draw:text-box>
        </draw:frame>
        <draw:frame draw:style-name="gr9" draw:text-style-name="P6" draw:layer="layout" svg:width="1.1cm" svg:height="1.123cm" svg:x="11.5cm" svg:y="11.977cm">
          <draw:text-box>
            <text:p><text:span text:style-name="T2">T1.2</text:span></text:p>
          </draw:text-box>
        </draw:frame>
        <draw:frame draw:style-name="gr10" draw:text-style-name="P11" draw:layer="layout" svg:width="1.4cm" svg:height="0.623cm" svg:x="4.8cm" svg:y="11.577cm">
          <draw:text-box>
            <text:p text:style-name="P10"><text:span text:style-name="T2">Start</text:span></text:p>
          </draw:text-box>
        </draw:frame>
        <draw:frame draw:style-name="gr11" draw:text-style-name="P11" draw:layer="layout" svg:width="2.3cm" svg:height="0.887cm" svg:x="11cm" svg:y="12.677cm">
          <draw:text-box>
            <text:p text:style-name="P10"><text:span text:style-name="T2">AnotherSignal</text:span></text:p>
          </draw:text-box>
        </draw:frame>
        <draw:frame draw:style-name="gr12" draw:text-style-name="P12" draw:layer="layout" svg:width="3.7cm" svg:height="0.681cm" svg:x="10.3cm" svg:y="10.6cm">
          <draw:text-box>
            <text:p text:style-name="P10"><text:span text:style-name="T5">exit / Activity ex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4T14:44:59.974000000</meta:creation-date>
    <meta:generator>LibreOffice/5.2.2.2$Windows_x86 LibreOffice_project/8f96e87c890bf8fa77463cd4b640a2312823f3ad</meta:generator>
    <dc:date>2016-11-04T22:54:22.829000000</dc:date>
    <dc:creator>Jérémie Tatibouet</dc:creator>
    <meta:editing-duration>P1DT10H38M30S</meta:editing-duration>
    <meta:editing-cycles>5</meta:editing-cycles>
    <meta:document-statistic meta:object-count="36"/>
  </office:meta>
</office:document-meta>
</file>